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resultat" style:family="table">
      <style:table-properties style:width="16.999cm" table:align="margins"/>
    </style:style>
    <style:style style:name="Testresultat.A" style:family="table-column">
      <style:table-column-properties style:column-width="5.666cm" style:rel-column-width="21845*"/>
    </style:style>
    <style:style style:name="Testresulta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resultat.C1" style:family="table-cell">
      <style:table-cell-properties fo:padding="0.097cm" fo:border="0.002cm solid #000000"/>
    </style:style>
    <style:style style:name="Testresultat.A2" style:family="table-cell">
      <style:table-cell-properties fo:padding="0.097cm" fo:border-left="0.002cm solid #000000" fo:border-right="none" fo:border-top="none" fo:border-bottom="0.002cm solid #000000"/>
    </style:style>
    <style:style style:name="Testresultat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stresultat" table:style-name="Testresultat">
        <table:table-column table:style-name="Testresultat.A" table:number-columns-repeated="3"/>
        <table:table-row>
          <table:table-cell table:style-name="Testresultat.A1" office:value-type="string">
            <text:p text:style-name="P1">Testfall</text:p>
          </table:table-cell>
          <table:table-cell table:style-name="Testresultat.A1" office:value-type="string">
            <text:p text:style-name="P1">Pass</text:p>
          </table:table-cell>
          <table:table-cell table:style-name="Testresultat.C1" office:value-type="string">
            <text:p text:style-name="P1">Fail</text:p>
          </table:table-cell>
        </table:table-row>
        <table:table-row>
          <table:table-cell table:style-name="Testresultat.A2" office:value-type="string">
            <text:p text:style-name="P1">TC 1.1</text:p>
          </table:table-cell>
          <table:table-cell table:style-name="Testresultat.A2" office:value-type="string">
            <text:p text:style-name="P1">x</text:p>
          </table:table-cell>
          <table:table-cell table:style-name="Testresultat.C2" office:value-type="string">
            <text:p text:style-name="Table_20_Contents"/>
          </table:table-cell>
        </table:table-row>
        <table:table-row>
          <table:table-cell table:style-name="Testresultat.A2" office:value-type="string">
            <text:p text:style-name="P1">TC 1.2</text:p>
          </table:table-cell>
          <table:table-cell table:style-name="Testresultat.A2" office:value-type="string">
            <text:p text:style-name="P1">x</text:p>
          </table:table-cell>
          <table:table-cell table:style-name="Testresultat.C2" office:value-type="string">
            <text:p text:style-name="Table_20_Contents"/>
          </table:table-cell>
        </table:table-row>
        <table:table-row>
          <table:table-cell table:style-name="Testresultat.A2" office:value-type="string">
            <text:p text:style-name="P1">TC 1.3</text:p>
          </table:table-cell>
          <table:table-cell table:style-name="Testresultat.A2" office:value-type="string">
            <text:p text:style-name="P1">x</text:p>
          </table:table-cell>
          <table:table-cell table:style-name="Testresultat.C2" office:value-type="string">
            <text:p text:style-name="Table_20_Contents"/>
          </table:table-cell>
        </table:table-row>
        <table:table-row>
          <table:table-cell table:style-name="Testresultat.A2" office:value-type="string">
            <text:p text:style-name="P1">TC 2.1</text:p>
          </table:table-cell>
          <table:table-cell table:style-name="Testresultat.A2" office:value-type="string">
            <text:p text:style-name="P1">x</text:p>
          </table:table-cell>
          <table:table-cell table:style-name="Testresultat.C2" office:value-type="string">
            <text:p text:style-name="Table_20_Contents"/>
          </table:table-cell>
        </table:table-row>
        <table:table-row>
          <table:table-cell table:style-name="Testresultat.A2" office:value-type="string">
            <text:p text:style-name="P1">TC 2.2</text:p>
          </table:table-cell>
          <table:table-cell table:style-name="Testresultat.A2" office:value-type="string">
            <text:p text:style-name="P1">x</text:p>
          </table:table-cell>
          <table:table-cell table:style-name="Testresultat.C2" office:value-type="string">
            <text:p text:style-name="Table_20_Contents"/>
          </table:table-cell>
        </table:table-row>
        <table:table-row>
          <table:table-cell table:style-name="Testresultat.A2" office:value-type="string">
            <text:p text:style-name="P1">TC 2.3</text:p>
          </table:table-cell>
          <table:table-cell table:style-name="Testresultat.A2" office:value-type="string">
            <text:p text:style-name="P1">x</text:p>
          </table:table-cell>
          <table:table-cell table:style-name="Testresultat.C2" office:value-type="string">
            <text:p text:style-name="Table_20_Contents"/>
          </table:table-cell>
        </table:table-row>
        <table:table-row>
          <table:table-cell table:style-name="Testresultat.A2" office:value-type="string">
            <text:p text:style-name="P1">TC 3.1</text:p>
          </table:table-cell>
          <table:table-cell table:style-name="Testresultat.A2" office:value-type="string">
            <text:p text:style-name="P1">x</text:p>
          </table:table-cell>
          <table:table-cell table:style-name="Testresultat.C2" office:value-type="string">
            <text:p text:style-name="Table_20_Contents"/>
          </table:table-cell>
        </table:table-row>
        <table:table-row>
          <table:table-cell table:style-name="Testresultat.A2" office:value-type="string">
            <text:p text:style-name="P1">TC 3.2</text:p>
          </table:table-cell>
          <table:table-cell table:style-name="Testresultat.A2" office:value-type="string">
            <text:p text:style-name="P1">x</text:p>
          </table:table-cell>
          <table:table-cell table:style-name="Testresultat.C2" office:value-type="string">
            <text:p text:style-name="Table_20_Contents"/>
          </table:table-cell>
        </table:table-row>
        <table:table-row>
          <table:table-cell table:style-name="Testresultat.A2" office:value-type="string">
            <text:p text:style-name="P1">TC 4.1</text:p>
          </table:table-cell>
          <table:table-cell table:style-name="Testresultat.A2" office:value-type="string">
            <text:p text:style-name="P1">x</text:p>
          </table:table-cell>
          <table:table-cell table:style-name="Testresultat.C2" office:value-type="string">
            <text:p text:style-name="Table_20_Contents"/>
          </table:table-cell>
        </table:table-row>
        <table:table-row>
          <table:table-cell table:style-name="Testresultat.A2" office:value-type="string">
            <text:p text:style-name="P1">TC 4.2</text:p>
          </table:table-cell>
          <table:table-cell table:style-name="Testresultat.A2" office:value-type="string">
            <text:p text:style-name="P1">x</text:p>
          </table:table-cell>
          <table:table-cell table:style-name="Testresultat.C2" office:value-type="string">
            <text:p text:style-name="Table_20_Contents"/>
          </table:table-cell>
        </table:table-row>
        <table:table-row>
          <table:table-cell table:style-name="Testresultat.A2" office:value-type="string">
            <text:p text:style-name="P1">TC 5.1</text:p>
          </table:table-cell>
          <table:table-cell table:style-name="Testresultat.A2" office:value-type="string">
            <text:p text:style-name="P1">x</text:p>
          </table:table-cell>
          <table:table-cell table:style-name="Testresultat.C2" office:value-type="string">
            <text:p text:style-name="Table_20_Contents"/>
          </table:table-cell>
        </table:table-row>
        <table:table-row>
          <table:table-cell table:style-name="Testresultat.A2" office:value-type="string">
            <text:p text:style-name="P1">TC 5.2</text:p>
          </table:table-cell>
          <table:table-cell table:style-name="Testresultat.A2" office:value-type="string">
            <text:p text:style-name="P1">x</text:p>
          </table:table-cell>
          <table:table-cell table:style-name="Testresultat.C2" office:value-type="string">
            <text:p text:style-name="Table_20_Contents"/>
          </table:table-cell>
        </table:table-row>
        <table:table-row>
          <table:table-cell table:style-name="Testresultat.A2" office:value-type="string">
            <text:p text:style-name="P1">TC 6.1</text:p>
          </table:table-cell>
          <table:table-cell table:style-name="Testresultat.A2" office:value-type="string">
            <text:p text:style-name="P1">x</text:p>
          </table:table-cell>
          <table:table-cell table:style-name="Testresultat.C2" office:value-type="string">
            <text:p text:style-name="Table_20_Contents"/>
          </table:table-cell>
        </table:table-row>
        <table:table-row>
          <table:table-cell table:style-name="Testresultat.A2" office:value-type="string">
            <text:p text:style-name="P1">TC 6.2</text:p>
          </table:table-cell>
          <table:table-cell table:style-name="Testresultat.A2" office:value-type="string">
            <text:p text:style-name="P1">x</text:p>
          </table:table-cell>
          <table:table-cell table:style-name="Testresultat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32S</meta:editing-duration>
    <meta:editing-cycles>3</meta:editing-cycles>
    <meta:generator>OpenOffice/4.0.1$Win32 OpenOffice.org_project/401m5$Build-9714</meta:generator>
    <dc:date>2015-11-30T06:17:16.90</dc:date>
    <meta:document-statistic meta:table-count="1" meta:image-count="0" meta:object-count="0" meta:page-count="1" meta:paragraph-count="31" meta:word-count="45" meta:character-count="114"/>
    <meta:user-defined meta:name="Info 1"/>
    <meta:user-defined meta:name="Info 2"/>
    <meta:user-defined meta:name="Info 3"/>
    <meta:user-defined meta:name="Info 4"/>
  </office:meta>
</office:document-meta>
</file>